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1" svg:font-family="Open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334cm" style:rel-column-width="21845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0.321cm" fo:margin-left="0cm" fo:margin-right="8.68cm" table:align="margins"/>
    </style:style>
    <style:style style:name="Tableau1.A" style:family="table-column">
      <style:table-column-properties style:column-width="4.004cm" style:rel-column-width="25425*"/>
    </style:style>
    <style:style style:name="Tableau1.B" style:family="table-column">
      <style:table-column-properties style:column-width="6.316cm" style:rel-column-width="40110*"/>
    </style:style>
    <style:style style:name="Tableau1.A1" style:family="table-cell">
      <style:table-cell-properties style:vertical-align="middle" fo:padding="0.097cm" fo:border-left="none" fo:border-right="none" fo:border-top="none" fo:border-bottom="1pt solid #000000"/>
    </style:style>
    <style:style style:name="Tableau1.B1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A2" style:family="table-cell">
      <style:table-cell-properties style:vertical-align="middle" fo:padding="0.097cm" fo:border="none"/>
    </style:style>
    <style:style style:name="Tableau1.B2" style:family="table-cell">
      <style:table-cell-properties style:vertical-align="middle" fo:padding="0.097cm" fo:border-left="1pt solid #000000" fo:border-right="none" fo:border-top="none" fo:border-bottom="none"/>
    </style:style>
    <style:style style:name="Tableau6" style:family="table">
      <style:table-properties style:width="19.001cm" fo:margin-left="0cm" fo:margin-right="0cm" table:align="margins"/>
    </style:style>
    <style:style style:name="Tableau6.A" style:family="table-column">
      <style:table-column-properties style:column-width="9.499cm" style:rel-column-width="32761*"/>
    </style:style>
    <style:style style:name="Tableau6.B" style:family="table-column">
      <style:table-column-properties style:column-width="9.502cm" style:rel-column-width="32774*"/>
    </style:style>
    <style:style style:name="Tableau6.A1" style:family="table-cell">
      <style:table-cell-properties fo:padding="0.097cm" fo:border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5cm" style:rel-column-width="32767*"/>
    </style:style>
    <style:style style:name="Tableau3.B" style:family="table-column">
      <style:table-column-properties style:column-width="9.5cm" style:rel-column-width="32768*"/>
    </style:style>
    <style:style style:name="Tableau3.A1" style:family="table-cell">
      <style:table-cell-properties fo:padding="0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adb31" style:font-weight-asian="bold" style:font-weight-complex="bold"/>
    </style:style>
    <style:style style:name="P3" style:family="paragraph" style:parent-style-name="Standard">
      <style:text-properties fo:font-weight="bold" officeooo:paragraph-rsid="002e8981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5.001cm"/>
          <style:tab-stop style:position="6.6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3.969cm"/>
          <style:tab-stop style:position="5.98cm"/>
        </style:tab-stops>
      </style:paragraph-properties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paragraph-properties>
        <style:tab-stops>
          <style:tab-stop style:position="5.001cm"/>
          <style:tab-stop style:position="6.6cm"/>
        </style:tab-stops>
      </style:paragraph-properties>
      <style:text-properties style:text-underline-style="none"/>
    </style:style>
    <style:style style:name="P8" style:family="paragraph" style:parent-style-name="Standard">
      <style:paragraph-properties>
        <style:tab-stops>
          <style:tab-stop style:position="3.969cm"/>
          <style:tab-stop style:position="5.98cm"/>
        </style:tab-stops>
      </style:paragraph-properties>
      <style:text-properties style:text-underline-style="none"/>
    </style:style>
    <style:style style:name="P9" style:family="paragraph" style:parent-style-name="Standard">
      <style:text-properties style:text-underline-style="none" officeooo:paragraph-rsid="001adb31"/>
    </style:style>
    <style:style style:name="P10" style:family="paragraph" style:parent-style-name="Standard">
      <style:text-properties style:font-name="Times New Roman" fo:font-weight="bold" officeooo:paragraph-rsid="001adb31" fo:background-color="transparent" style:font-weight-asian="bold" style:font-weight-complex="bold"/>
    </style:style>
    <style:style style:name="P11" style:family="paragraph" style:parent-style-name="Standard">
      <style:text-properties style:font-name="Times New Roman" fo:font-size="12pt" fo:font-weight="normal" officeooo:paragraph-rsid="001adb31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Times New Roman" officeooo:rsid="001b2860" officeooo:paragraph-rsid="001adb31"/>
    </style:style>
    <style:style style:name="P13" style:family="paragraph" style:parent-style-name="Standard">
      <style:text-properties officeooo:paragraph-rsid="001adb31"/>
    </style:style>
    <style:style style:name="P14" style:family="paragraph" style:parent-style-name="Standard">
      <style:text-properties officeooo:rsid="001adb31" officeooo:paragraph-rsid="001adb31"/>
    </style:style>
    <style:style style:name="P15" style:family="paragraph" style:parent-style-name="Standard">
      <style:text-properties officeooo:rsid="001adb31" officeooo:paragraph-rsid="002c2852"/>
    </style:style>
    <style:style style:name="P16" style:family="paragraph" style:parent-style-name="Standard">
      <style:text-properties officeooo:rsid="001b2860" officeooo:paragraph-rsid="001b2860"/>
    </style:style>
    <style:style style:name="P17" style:family="paragraph" style:parent-style-name="Standard">
      <style:text-properties officeooo:paragraph-rsid="001b2860"/>
    </style:style>
    <style:style style:name="P18" style:family="paragraph" style:parent-style-name="Standard">
      <style:text-properties officeooo:rsid="001ccffd" officeooo:paragraph-rsid="001ccffd"/>
    </style:style>
    <style:style style:name="P19" style:family="paragraph" style:parent-style-name="Standard">
      <style:text-properties officeooo:paragraph-rsid="001ccffd"/>
    </style:style>
    <style:style style:name="P20" style:family="paragraph" style:parent-style-name="Standard">
      <style:text-properties officeooo:rsid="001eb55e" officeooo:paragraph-rsid="001eb55e"/>
    </style:style>
    <style:style style:name="P21" style:family="paragraph" style:parent-style-name="Standard">
      <style:text-properties officeooo:rsid="001eb55e" officeooo:paragraph-rsid="001adb31"/>
    </style:style>
    <style:style style:name="P22" style:family="paragraph" style:parent-style-name="Standard">
      <style:text-properties officeooo:rsid="002c2852" officeooo:paragraph-rsid="002c2852"/>
    </style:style>
    <style:style style:name="P23" style:family="paragraph" style:parent-style-name="Standard">
      <style:text-properties officeooo:paragraph-rsid="002c2852"/>
    </style:style>
    <style:style style:name="P24" style:family="paragraph" style:parent-style-name="Standard">
      <style:text-properties officeooo:paragraph-rsid="002e8981"/>
    </style:style>
    <style:style style:name="P25" style:family="paragraph" style:parent-style-name="Standard">
      <style:paragraph-properties fo:margin-left="0cm" fo:margin-right="0.026cm" fo:text-indent="0cm" style:auto-text-indent="false"/>
      <style:text-properties style:font-name="Times New Roman" fo:font-weight="bold" fo:background-color="transparent" style:font-weight-asian="bold" style:font-weight-complex="bold"/>
    </style:style>
    <style:style style:name="P26" style:family="paragraph" style:parent-style-name="Standard">
      <style:paragraph-properties fo:margin-left="3.057cm" fo:margin-right="-0.009cm" fo:text-indent="0cm" style:auto-text-indent="false"/>
    </style:style>
    <style:style style:name="P27" style:family="paragraph" style:parent-style-name="Standard">
      <style:paragraph-properties fo:margin-left="3.057cm" fo:margin-right="-0.009cm" fo:text-indent="0cm" style:auto-text-indent="false"/>
      <style:text-properties style:text-underline-style="none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/>
    </style:style>
    <style:style style:name="P30" style:family="paragraph" style:parent-style-name="tfCours">
      <loext:graphic-properties draw:fill="solid" draw:fill-color="#99cc99" draw:fill-image-width="0cm" draw:fill-image-height="0cm"/>
      <style:paragraph-properties fo:margin-left="0.7cm" fo:margin-right="0cm" fo:text-indent="-0.7cm" style:auto-text-indent="false" fo:background-color="#99cc99"/>
    </style:style>
    <style:style style:name="P31" style:family="paragraph" style:parent-style-name="tfCours" style:master-page-name="">
      <loext:graphic-properties draw:fill="solid" draw:fill-color="#99cc99" draw:fill-image-width="0cm" draw:fill-image-height="0cm"/>
      <style:paragraph-properties fo:margin-left="0.7cm" fo:margin-right="0cm" fo:text-indent="-0.7cm" style:auto-text-indent="false" style:page-number="auto" fo:background-color="#99cc99"/>
    </style:style>
    <style:style style:name="P32" style:family="paragraph" style:parent-style-name="Standard" style:list-style-name="tfPuce"/>
    <style:style style:name="P33" style:family="paragraph" style:parent-style-name="tfTitre_20_I_29_">
      <style:paragraph-properties fo:break-before="page"/>
      <style:text-properties officeooo:rsid="001adb31" officeooo:paragraph-rsid="001adb31"/>
    </style:style>
    <style:style style:name="P34" style:family="paragraph" style:parent-style-name="tfTitre_20_1_29_" style:list-style-name="tfNum_20_1_29_">
      <style:text-properties officeooo:paragraph-rsid="002c2852"/>
    </style:style>
    <style:style style:name="P35" style:family="paragraph" style:parent-style-name="tfTitre_20_1_29_">
      <style:paragraph-properties fo:break-before="page"/>
    </style:style>
    <style:style style:name="P36" style:family="paragraph" style:parent-style-name="tfTitre_20_1_29_">
      <style:paragraph-properties fo:break-before="page"/>
      <style:text-properties officeooo:rsid="0034805f" officeooo:paragraph-rsid="002e8981"/>
    </style:style>
    <style:style style:name="P37" style:family="paragraph">
      <loext:graphic-properties draw:fill="solid" draw:fill-color="#cccccc"/>
      <style:text-properties fo:font-size="18pt" style:font-size-asian="18pt" style:font-size-complex="18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text:display="true"/>
    </style:style>
    <style:style style:name="T3" style:family="text">
      <style:text-properties style:font-name="OpenSymbol1"/>
    </style:style>
    <style:style style:name="T4" style:family="text">
      <style:text-properties style:font-name="OpenSymbol1" style:text-underline-style="none"/>
    </style:style>
    <style:style style:name="T5" style:family="text">
      <style:text-properties style:font-name="OpenSymbol1" fo:font-weight="normal" officeooo:rsid="002c2852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b2860"/>
    </style:style>
    <style:style style:name="T8" style:family="text">
      <style:text-properties officeooo:rsid="001ccffd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tyle="normal"/>
    </style:style>
    <style:style style:name="T11" style:family="text">
      <style:text-properties officeooo:rsid="002c2852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c2852" style:font-weight-asian="normal" style:font-weight-complex="normal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fo:font-style="italic" style:font-style-asian="italic" style:font-style-complex="italic"/>
    </style:style>
    <style:style style:name="T16" style:family="text">
      <style:text-properties style:use-window-font-color="true" style:text-underline-style="none" fo:font-weight="normal" style:font-weight-asian="normal" style:font-weight-complex="normal"/>
    </style:style>
    <style:style style:name="T17" style:family="text">
      <style:text-properties style:use-window-font-color="true" style:text-underline-style="none" fo:font-weight="bold" style:font-weight-asian="bold" style:font-weight-complex="bold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2e8981"/>
    </style:style>
    <style:style style:name="T21" style:family="text">
      <style:text-properties fo:color="#1c1c1c"/>
    </style:style>
    <style:style style:name="T22" style:family="text">
      <style:text-properties fo:color="#1c1c1c" style:font-name="OpenSymbol1"/>
    </style:style>
    <style:style style:name="T23" style:family="text">
      <style:text-properties fo:color="#1c1c1c" style:font-name="OpenSymbol1" officeooo:rsid="001b2860"/>
    </style:style>
    <style:style style:name="T24" style:family="text">
      <style:text-properties fo:color="#1c1c1c" style:font-name="OpenSymbol1" officeooo:rsid="001ccffd"/>
    </style:style>
    <style:style style:name="T25" style:family="text">
      <style:text-properties fo:color="#1c1c1c" officeooo:rsid="001b2860"/>
    </style:style>
    <style:style style:name="T26" style:family="text">
      <style:text-properties fo:color="#1c1c1c" officeooo:rsid="001ccffd"/>
    </style:style>
    <style:style style:name="T27" style:family="text">
      <style:text-properties fo:color="#1c1c1c" style:text-underline-style="none"/>
    </style:style>
    <style:style style:name="T28" style:family="text">
      <style:text-properties fo:color="#1c1c1c" style:text-underline-style="none" fo:font-weight="bold" style:font-weight-asian="bold" style:font-weight-complex="bold"/>
    </style:style>
    <style:style style:name="T29" style:family="text">
      <style:text-properties fo:color="#1c1c1c" style:text-underline-style="none" style:font-name-asian="Times New Roman2" style:font-name-complex="Times New Roman2"/>
    </style:style>
    <style:style style:name="T30" style:family="text">
      <style:text-properties officeooo:rsid="003a2109"/>
    </style:style>
    <style:style style:name="T31" style:family="text">
      <style:text-properties fo:font-size="18pt" style:font-size-asian="18pt" style:font-size-complex="18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gr1" style:family="graphic">
      <style:graphic-properties draw:stroke="none" svg:stroke-color="#000000" draw:fill="solid" draw:fill-color="#cccccc" fo:min-height="5.114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cccccc" fo:min-height="0.732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cccccc" fo:min-height="1.63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cccccc" fo:min-height="4.597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fTitre_20_Chapitre">Enchaînements d’opérations</text:p>
      <text:p text:style-name="Standard"/>
      <text:p text:style-name="Standard"/>
      <text:list xml:id="list560907339" text:style-name="tfNum_20_I_29_">
        <text:list-item>
          <text:p text:style-name="tfTitre_20_I_29_">Priorité entre les opérations</text:p>
        </text:list-item>
      </text:list>
      <text:list xml:id="list1316072702" text:style-name="tfNum_20_1_29_">
        <text:list-item>
          <text:p text:style-name="tfTitre_20_1_29_">L’ordre des calculs</text:p>
        </text:list-item>
      </text:list>
      <text:p text:style-name="Standard">Quand plusieurs opérations se suivent dans une expression, le résultat dépend-il de l’ordre dans lequel on fait les calculs ?</text:p>
      <text:p text:style-name="Standard"/>
      <text:p text:style-name="P1">Ex:</text:p>
      <text:p text:style-name="P7">A = (12 – 6) + 5<text:tab/><text:tab/>B = 12 – (6 + 5)</text:p>
      <text:p text:style-name="P4"><text:span text:style-name="T1">A = </text:span><text:span text:style-name="tfMasqué"><text:span text:style-name="T2"><text:s text:c="6"/></text:span></text:span><text:span text:style-name="tfMasqué"><text:span text:style-name="T27">6 <text:s text:c="4"/>+ 5</text:span></text:span><text:span text:style-name="T1"><text:tab/><text:tab/>B = </text:span><text:span text:style-name="tfMasqué"><text:span text:style-name="T1"><text:s/></text:span></text:span><text:span text:style-name="tfMasqué"><text:span text:style-name="T27">12 – <text:s text:c="2"/>11</text:span></text:span></text:p>
      <text:p text:style-name="P4"><text:span text:style-name="T1">A = </text:span><text:span text:style-name="tfMasqué"><text:span text:style-name="T1"><text:s text:c="11"/></text:span></text:span><text:span text:style-name="tfMasqué"><text:span text:style-name="T27">11</text:span></text:span><text:span text:style-name="T1"><text:tab/></text:span><text:span text:style-name="T4">≠</text:span><text:span text:style-name="T1"><text:tab/>B = </text:span><text:span text:style-name="tfMasqué"><text:span text:style-name="T1"><text:s text:c="6"/></text:span></text:span><text:span text:style-name="tfMasqué"><text:span text:style-name="T27">1</text:span></text:span></text:p>
      <text:p text:style-name="P7"/>
      <text:p text:style-name="P7">C = (5 <text:span text:style-name="T3">×</text:span> 4) – 3<text:tab/><text:tab/>D = 5 <text:span text:style-name="T3">×</text:span> (4 – 3)</text:p>
      <text:p text:style-name="P4"><text:span text:style-name="T1">C = </text:span><text:span text:style-name="tfMasqué"><text:span text:style-name="T1"><text:s text:c="4"/></text:span></text:span><text:span text:style-name="tfMasqué"><text:span text:style-name="T27">20 <text:s text:c="3"/>– 3</text:span></text:span><text:span text:style-name="T1"><text:tab/><text:tab/>D = </text:span><text:span text:style-name="tfMasqué"><text:span text:style-name="T1"><text:s/></text:span></text:span><text:span text:style-name="tfMasqué"><text:span text:style-name="T27">5 × <text:s/>1</text:span></text:span></text:p>
      <text:p text:style-name="P4"><text:span text:style-name="T1">C = </text:span><text:span text:style-name="tfMasqué"><text:span text:style-name="T1"><text:s text:c="9"/></text:span></text:span><text:span text:style-name="tfMasqué"><text:span text:style-name="T27">17</text:span></text:span><text:span text:style-name="T1"><text:tab/></text:span><text:span text:style-name="T4">≠</text:span><text:span text:style-name="T1"><text:tab/>D = </text:span><text:span text:style-name="tfMasqué"><text:span text:style-name="T1"><text:s text:c="4"/></text:span></text:span><text:span text:style-name="tfMasqué"><text:span text:style-name="T27">5</text:span></text:span></text:p>
      <text:p text:style-name="P8"/>
      <text:p text:style-name="P5"/>
      <text:list xml:id="list193802564596282" text:continue-numbering="true" text:style-name="tfNum_20_1_29_">
        <text:list-item>
          <text:p text:style-name="P35">Les règles de priorités</text:p>
        </text:list-item>
      </text:list>
      <text:p text:style-name="P25">Propriété :</text:p>
      <text:p text:style-name="tfCours">Par convention, nous ferons toujours les calculs dans le même ordre :</text:p>
      <text:p text:style-name="P31">1)<text:tab/><text:span text:style-name="T6">D’abord</text:span> les calculs à l’intérieur des parenthèses<text:line-break/>(en commençant par les parenthèses les plus intérieures)</text:p>
      <text:p text:style-name="P30">2)<text:tab/><text:span text:style-name="T6">Ensuite seulement</text:span> les multiplications et les divisions<text:line-break/>(de la gauche vers la droite)</text:p>
      <text:p text:style-name="P30">3)<text:tab/>Puis <text:span text:style-name="T6">en dernier</text:span> les additions et les soustractions<text:line-break/>(de la gauche vers la droite)</text:p>
      <text:p text:style-name="Standard"/>
      <text:p text:style-name="P1">Ex: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6">A = 38 – 7 + 4</text:p>
            <text:p text:style-name="Standard"><text:span text:style-name="T1">A = </text:span><text:span text:style-name="tfMasqué"><text:span text:style-name="T1"><text:s text:c="3"/></text:span></text:span><text:span text:style-name="tfMasqué"><text:span text:style-name="T27">31 + 4</text:span></text:span></text:p>
            <text:p text:style-name="Standard"><text:span text:style-name="T1">A = </text:span><text:span text:style-name="tfMasqué"><text:span text:style-name="T1"><text:s text:c="7"/></text:span></text:span><text:span text:style-name="tfMasqué"><text:span text:style-name="T27">35</text:span></text:span></text:p>
          </table:table-cell>
          <table:table-cell table:style-name="Tableau2.A1" office:value-type="string">
            <text:p text:style-name="P6">B = 32 : 8 <text:span text:style-name="T3">×</text:span> 2</text:p>
            <text:p text:style-name="Standard"><text:span text:style-name="T1">B = </text:span><text:span text:style-name="tfMasqué"><text:span text:style-name="T1"><text:s text:c="3"/></text:span></text:span><text:span text:style-name="tfMasqué"><text:span text:style-name="T27">4 × 2</text:span></text:span></text:p>
            <text:p text:style-name="Standard"><text:span text:style-name="T1">B = </text:span><text:span text:style-name="tfMasqué"><text:span text:style-name="T1"><text:s text:c="6"/></text:span></text:span><text:span text:style-name="tfMasqué"><text:span text:style-name="T27">8</text:span></text:span></text:p>
          </table:table-cell>
          <table:table-cell table:style-name="Tableau2.A1" office:value-type="string">
            <text:p text:style-name="P6">C = 5 + 6 <text:span text:style-name="T3">×</text:span> 3 – 4 : 2</text:p>
            <text:p text:style-name="Standard"><text:span text:style-name="T1">C = </text:span><text:span text:style-name="tfMasqué"><text:span text:style-name="T27">5 <text:s/>+ <text:s/>18 <text:s text:c="2"/>– <text:s text:c="3"/>2</text:span></text:span></text:p>
            <text:p text:style-name="Standard"><text:span text:style-name="T1">C = </text:span><text:span text:style-name="tfMasqué"><text:span text:style-name="T1"><text:s text:c="4"/></text:span></text:span><text:span text:style-name="tfMasqué"><text:span text:style-name="T27">23 <text:s text:c="2"/>– <text:s text:c="2"/>2</text:span></text:span></text:p>
            <text:p text:style-name="Standard"><text:span text:style-name="T1">C = </text:span><text:span text:style-name="tfMasqué"><text:span text:style-name="T1"><text:s text:c="10"/></text:span></text:span><text:span text:style-name="tfMasqué"><text:span text:style-name="T27">21</text:span></text:span></text:p>
            <text:p text:style-name="P6"/>
            <text:p text:style-name="P6"/>
          </table:table-cell>
        </table:table-row>
        <table:table-row>
          <table:table-cell table:style-name="Tableau2.A1" office:value-type="string">
            <text:p text:style-name="P6">D = 10 <text:span text:style-name="T3">×</text:span> (2 + 3 <text:span text:style-name="T3">×</text:span> 5)</text:p>
            <text:p text:style-name="Standard"><text:span text:style-name="T1">D = </text:span><text:span text:style-name="tfMasqué"><text:span text:style-name="T27">10 × (2 <text:s/>+ <text:s/>15)</text:span></text:span></text:p>
            <text:p text:style-name="Standard"><text:span text:style-name="T1">D = </text:span><text:span text:style-name="tfMasqué"><text:span text:style-name="T27">10 <text:s text:c="2"/>× <text:s text:c="2"/>17</text:span></text:span></text:p>
            <text:p text:style-name="Standard"><text:span text:style-name="T1">D = </text:span><text:span text:style-name="tfMasqué"><text:span text:style-name="T1"><text:s text:c="5"/></text:span></text:span><text:span text:style-name="tfMasqué"><text:span text:style-name="T27">170</text:span></text:span></text:p>
          </table:table-cell>
          <table:table-cell table:style-name="Tableau2.A1" table:number-columns-spanned="2" office:value-type="string">
            <text:p text:style-name="P27">E = 3 <text:span text:style-name="T3">×</text:span> [2 + (3 <text:span text:style-name="T3">×</text:span> 5 – 12 + 3 <text:span text:style-name="T3">×</text:span> 6)]</text:p>
            <text:p text:style-name="P26"><text:span text:style-name="T1">E = </text:span><text:span text:style-name="tfMasqué"><text:span text:style-name="T27">3 × [2 <text:s/>+ <text:s/>(15 <text:s/>– <text:s/>12 <text:s/>+ <text:s/>18)]</text:span></text:span></text:p>
            <text:p text:style-name="P26"><text:span text:style-name="T1">E = </text:span><text:span text:style-name="tfMasqué"><text:span text:style-name="T27">3 × [2 <text:s text:c="3"/>+ <text:s text:c="3"/>(3 <text:s text:c="2"/>+ <text:s/>18)]</text:span></text:span></text:p>
            <text:p text:style-name="P26"><text:span text:style-name="T1">E = </text:span><text:span text:style-name="tfMasqué"><text:span text:style-name="T27">3 × [2 <text:s text:c="5"/>+ <text:s text:c="5"/>21]</text:span></text:span></text:p>
            <text:p text:style-name="P26"><text:span text:style-name="T1">E = </text:span><text:span text:style-name="tfMasqué"><text:span text:style-name="T27">3 <text:s text:c="2"/>× <text:s text:c="2"/>23</text:span></text:span></text:p>
            <text:p text:style-name="P26"><text:span text:style-name="T1">E = </text:span><text:span text:style-name="tfMasqué"><text:span text:style-name="T1"><text:s text:c="5"/></text:span></text:span><text:span text:style-name="tfMasqué"><text:span text:style-name="T27">69</text:span></text:span></text:p>
          </table:table-cell>
          <table:covered-table-cell/>
        </table:table-row>
      </table:table>
      <text:p text:style-name="Standard"/>
      <text:p text:style-name="Standard"/>
      <text:p text:style-name="P1">Remarques <text:span text:style-name="T10">:</text:span></text:p>
      <text:list xml:id="list299655944" text:style-name="tfPuce">
        <text:list-item>
          <text:p text:style-name="P32">Pour écrire une division « en ligne », il y a trois symboles <text:s text:c="3"/>: <text:s text:c="2"/>÷ <text:s text:c="2"/>/</text:p>
        </text:list-item>
        <text:list-item>
          <text:p text:style-name="P32"><draw:frame text:anchor-type="paragraph" draw:z-index="1" draw:style-name="gr1" draw:text-style-name="P37" svg:width="4.959cm" svg:height="5.114cm" svg:x="6.315cm" svg:y="2.122cm"><draw:text-box><text:p><text:span text:style-name="T31">oral :</text:span></text:p><text:p><text:span text:style-name="T31">p42: 1 + p44: 16</text:span></text:p><text:p><text:span text:style-name="T31"/></text:p><text:p><text:span text:style-name="T31">écrit :</text:span></text:p><text:p><text:span text:style-name="T31">p42: 4</text:span></text:p><text:p><text:span text:style-name="T31">p43: 9, 10</text:span></text:p><text:p><text:span text:style-name="T31">p44: 19</text:span></text:p></draw:text-box></draw:frame><draw:frame text:anchor-type="paragraph" draw:z-index="4" draw:style-name="gr1" draw:text-style-name="P37" svg:width="6.716cm" svg:height="5.114cm" svg:x="12.284cm" svg:y="2.122cm"><draw:text-box><text:p><text:span text:style-name="T31">pb concrets :</text:span></text:p><text:p><text:span text:style-name="T31">p43: 11, 13(tableur), 15</text:span></text:p><text:p><text:span text:style-name="T31">p45: 21, 25(tableur)</text:span></text:p><text:p><text:span text:style-name="T31">p48: 49</text:span></text:p><text:p><text:span text:style-name="T31">p49: 53, 55, 56</text:span></text:p><text:p><text:span text:style-name="T31">p50: 65</text:span></text:p><text:p><text:span text:style-name="T31">p52: 76</text:span></text:p></draw:text-box></draw:frame>Avec un peu d’habitude, vous verrez que cette convention permet d’éviter beaucoup de parenthèses et de rendre les calculs plus lisibles.</text:p>
        </text:list-item>
      </text:list>
      <text:list xml:id="list193801614088906" text:continue-list="list193802564596282" text:style-name="tfNum_20_1_29_">
        <text:list-item>
          <text:p text:style-name="P35">Cas des fractions</text:p>
        </text:list-item>
      </text:list>
      <text:p text:style-name="P25">Propriété :</text:p>
      <text:p text:style-name="tfCours">Quand une division est écrite avec une barre de fraction,</text:p>
      <text:p text:style-name="P31">1)<text:tab/>On <text:span text:style-name="T6">commence</text:span> par calculer le numérateur et le dénominateur</text:p>
      <text:p text:style-name="P30">2)<text:tab/>On <text:span text:style-name="T6">termine</text:span> par la division</text:p>
      <text:p text:style-name="Standard"/>
      <text:p text:style-name="Standard">Pour écrire une fraction « en ligne », il faut donc ajouter des parenthèses <text:span text:style-name="T10">:</text:span>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8">Fraction</text:p>
          </table:table-cell>
          <table:table-cell table:style-name="Tableau1.B1" office:value-type="string">
            <text:p text:style-name="P28">Écriture « en ligne »</text:p>
          </table:table-cell>
        </table:table-row>
        <table:table-row>
          <table:table-cell table:style-name="Tableau1.A2" office:value-type="string">
            <text:p text:style-name="P28">A = <draw:frame draw:style-name="fr1" draw:name="Objet1" text:anchor-type="as-char" svg:width="1.716cm" svg:height="1.496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able:table-cell>
          <table:table-cell table:style-name="Tableau1.B2" office:value-type="string">
            <text:p text:style-name="P28">A = (15 + 3) : (4 – 1)</text:p>
          </table:table-cell>
        </table:table-row>
        <table:table-row>
          <table:table-cell table:style-name="Tableau1.A2" office:value-type="string">
            <text:p text:style-name="P29">A = <text:s text:c="2"/><draw:frame draw:style-name="fr2" draw:name="Objet2" text:anchor-type="as-char" svg:width="0.961cm" svg:height="1.499cm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au1.B2" office:value-type="string">
            <text:p text:style-name="P28">A = <text:span text:style-name="tfMasqué"><text:s text:c="5"/></text:span><text:span text:style-name="tfMasqué"><text:span text:style-name="T21">18 <text:s text:c="4"/>: <text:s text:c="4"/>3</text:span></text:span></text:p>
          </table:table-cell>
        </table:table-row>
        <table:table-row>
          <table:table-cell table:style-name="Tableau1.A2" office:value-type="string">
            <text:p text:style-name="P28"><draw:frame text:anchor-type="paragraph" draw:z-index="5" draw:style-name="gr3" draw:text-style-name="P37" svg:width="4.673cm" svg:height="1.631cm" svg:x="14.215cm" svg:y="0.822cm"><draw:text-box><text:p><text:span text:style-name="T31">p44: 20</text:span></text:p><text:p><text:span text:style-name="T31">p48: 51, 52</text:span></text:p></draw:text-box></draw:frame>A = <text:span text:style-name="tfMasqué"><text:s text:c="4"/></text:span><text:span text:style-name="tfMasqué"><text:span text:style-name="T21">6</text:span></text:span></text:p>
          </table:table-cell>
          <table:table-cell table:style-name="Tableau1.B2" office:value-type="string">
            <text:p text:style-name="P28">A = <text:span text:style-name="tfMasqué"><text:s text:c="13"/></text:span><text:span text:style-name="tfMasqué"><text:span text:style-name="T21">6</text:span></text:span></text:p>
          </table:table-cell>
        </table:table-row>
      </table:table>
      <text:p text:style-name="Standard"/>
      <text:p text:style-name="Standard"/>
      <text:p text:style-name="P24"/>
      <text:list xml:id="list193802229291965" text:continue-numbering="true" text:style-name="tfNum_20_1_29_">
        <text:list-item>
          <text:p text:style-name="tfTitre_20_1_29_">Produit ou somme ?</text:p>
        </text:list-item>
      </text:list>
      <text:p text:style-name="Standard">On dit d’une expression qu’elle est une somme, une différence, un produit <text:span text:style-name="T20">ou un quotient</text:span>, selon le dernier calcul à effectuer :</text:p>
      <text:p text:style-name="P2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">Ex:</text:p>
            <text:p text:style-name="P24"><text:span text:style-name="T15">A</text:span><text:span text:style-name="T14"> = </text:span><text:span text:style-name="T16">2 </text:span><text:span text:style-name="tfMasqué"><text:span text:style-name="T16">×</text:span></text:span><text:span text:style-name="T16"> 3</text:span><text:span text:style-name="T14"> </text:span><text:span text:style-name="T18">+</text:span><text:span text:style-name="T14"> 5</text:span></text:p>
            <text:p text:style-name="P24"><text:span text:style-name="T19">A</text:span> = <text:s/><text:span text:style-name="tfMasqué"><text:s text:c="2"/></text:span><text:span text:style-name="tfMasqué"><text:span text:style-name="T27">6 <text:s text:c="2"/></text:span></text:span><text:span text:style-name="tfMasqué"><text:span text:style-name="T28">+</text:span></text:span><text:span text:style-name="tfMasqué"><text:span text:style-name="T27"> <text:s/>5 <text:s text:c="5"/></text:span></text:span><text:span text:style-name="tfMasqué"><text:span text:style-name="T29">← </text:span></text:span><text:span text:style-name="tfMasqué"><text:span text:style-name="T27">somme</text:span></text:span></text:p>
            <text:p text:style-name="P24"><text:span text:style-name="T19">A</text:span> = <text:span text:style-name="tfMasqué"><text:s text:c="7"/></text:span><text:span text:style-name="tfMasqué"><text:span text:style-name="T21">11</text:span></text:span></text:p>
          </table:table-cell>
          <table:table-cell table:style-name="Tableau6.A1" office:value-type="string">
            <text:p text:style-name="P24"/>
            <text:p text:style-name="P24"><text:span text:style-name="T15">B</text:span><text:span text:style-name="T14"> = (8 – 2) </text:span><text:span text:style-name="tfMasqué"><text:span text:style-name="T17">×</text:span></text:span><text:span text:style-name="T14"> 3</text:span></text:p>
            <text:p text:style-name="P24"><text:span text:style-name="T19">B</text:span> = <text:span text:style-name="tfMasqué"><text:s text:c="4"/></text:span><text:span text:style-name="tfMasqué"><text:span text:style-name="T27">6 <text:s text:c="2"/></text:span></text:span><text:span text:style-name="tfMasqué"><text:span text:style-name="T28">×</text:span></text:span><text:span text:style-name="tfMasqué"><text:span text:style-name="T27"> <text:s text:c="2"/>3 <text:s text:c="5"/></text:span></text:span><text:span text:style-name="tfMasqué"><text:span text:style-name="T29">← produit</text:span></text:span></text:p>
            <text:p text:style-name="P24"><text:span text:style-name="T19">B</text:span> = <text:span text:style-name="tfMasqué"><text:s text:c="7"/></text:span><text:span text:style-name="tfMasqué"><text:span text:style-name="T21">18</text:span></text:span></text:p>
          </table:table-cell>
        </table:table-row>
      </table:table>
      <text:p text:style-name="P24"/>
      <text:p text:style-name="P24"><draw:frame text:anchor-type="paragraph" draw:z-index="6" draw:style-name="gr4" draw:text-style-name="P37" svg:width="4.673cm" svg:height="4.597cm" svg:x="14.215cm" svg:y="0.822cm"><draw:text-box><text:p><text:span text:style-name="T31">oral :</text:span></text:p><text:p><text:span text:style-name="T31">p46: 28, 29, 30</text:span></text:p><text:p><text:span text:style-name="T31"/></text:p><text:p><text:span text:style-name="T31">p46: 31, 32, 33</text:span></text:p><text:p><text:span text:style-name="T31">p47: 37, 39</text:span></text:p><text:p><text:span text:style-name="T31">p49: 57, 58, 60</text:span></text:p></draw:text-box></draw:frame></text:p>
      <text:list xml:id="list193802401944927" text:continue-list="list560907339" text:style-name="tfNum_20_I_29_">
        <text:list-item>
          <text:p text:style-name="P33">Quelques Astuces</text:p>
        </text:list-item>
      </text:list>
      <text:list xml:id="list193802446339818" text:continue-list="list193802229291965" text:style-name="tfNum_20_1_29_">
        <text:list-item text:start-value="1">
          <text:p text:style-name="tfTitre_20_1_29_"><text:span text:style-name="T11">A</text:span>dditions <text:span text:style-name="T11">successives</text:span></text:p>
        </text:list-item>
      </text:list>
      <text:p text:style-name="P10">Propriété :</text:p>
      <text:p text:style-name="tfCours"><text:span text:style-name="T30">Dans une suite d'additions</text:span>, on peut changer l<text:span text:style-name="T30">'</text:span>ordre <text:span text:style-name="T30">des nombres </text:span>et les regrouper.</text:p>
      <text:p text:style-name="P11"/>
      <text:p text:style-name="P9">A = 7,8 + 0,92 + 2,2 + 0,04 <text:span text:style-name="T3">×</text:span> 2</text:p>
      <text:p text:style-name="P13"><text:span text:style-name="T1">A = </text:span><text:span text:style-name="tfMasqué"><text:span text:style-name="T27">7,8 + 0,92 + 2,2 + <text:s text:c="3"/>0,08</text:span></text:span></text:p>
      <text:p text:style-name="P13"><text:span text:style-name="T1">A = </text:span><text:span text:style-name="tfMasqué"><text:span text:style-name="T27">(7,8 + 2,2) + (0,92 + 0,08)</text:span></text:span></text:p>
      <text:p text:style-name="P13"><text:span text:style-name="T1">A = </text:span><text:span text:style-name="tfMasqué"><text:span text:style-name="T1"><text:s text:c="8"/></text:span></text:span><text:span text:style-name="tfMasqué"><text:span text:style-name="T27">10 <text:s text:c="5"/>+ <text:s text:c="6"/>1</text:span></text:span></text:p>
      <text:p text:style-name="P13"><text:span text:style-name="T1">A = </text:span><text:span text:style-name="tfMasqué"><text:span text:style-name="T1"><text:s text:c="17"/></text:span></text:span><text:span text:style-name="tfMasqué"><text:span text:style-name="T27">11</text:span></text:span></text:p>
      <text:p text:style-name="P9"/>
      <text:p text:style-name="P9">Attention <text:span text:style-name="T10">:</text:span> ce n’est plus vrai dès qu’il y a des soustractions !</text:p>
      <text:p text:style-name="P13"/>
      <text:p text:style-name="P13"/>
      <text:p text:style-name="P13"/>
      <text:p text:style-name="P13"/>
      <text:list xml:id="list193803162886816" text:continue-numbering="true" text:style-name="tfNum_20_1_29_">
        <text:list-item>
          <text:p text:style-name="P34"><text:span text:style-name="T11">M</text:span>ultiplications <text:span text:style-name="T11">successives</text:span></text:p>
        </text:list-item>
      </text:list>
      <text:p text:style-name="P10">Propriété :</text:p>
      <text:p text:style-name="tfCours"><text:span text:style-name="T30">Dans une suite de multiplications</text:span>, on peut changer l<text:span text:style-name="T30">'</text:span>ordre <text:span text:style-name="T30">des nombres </text:span>et les regrouper.</text:p>
      <text:p text:style-name="P2"/>
      <text:p text:style-name="P9">A = 4 <text:span text:style-name="T3">×</text:span> 7 <text:span text:style-name="T3">×</text:span> 2,5 – 0,5 <text:span text:style-name="T3">×</text:span> 12,5 <text:span text:style-name="T3">×</text:span> 2</text:p>
      <text:p text:style-name="P13"><text:span text:style-name="T1">A = </text:span><text:span text:style-name="tfMasqué"><text:span text:style-name="T27">4 × 2,5 × 7 – 0,5 × 2 × 12,5</text:span></text:span></text:p>
      <text:p text:style-name="P13"><text:span text:style-name="T1">A = </text:span><text:span text:style-name="tfMasqué"><text:span text:style-name="T1"><text:s text:c="3"/></text:span></text:span><text:span text:style-name="tfMasqué"><text:span text:style-name="T27">10 <text:s text:c="5"/>× 7 – <text:s text:c="6"/>1 <text:s text:c="4"/>× 12,5</text:span></text:span></text:p>
      <text:p text:style-name="P13"><text:span text:style-name="T1">A = </text:span><text:span text:style-name="tfMasqué"><text:span text:style-name="T1"><text:s text:c="11"/></text:span></text:span><text:span text:style-name="tfMasqué"><text:span text:style-name="T27">70 <text:s text:c="4"/>– <text:s text:c="5"/>12,5</text:span></text:span></text:p>
      <text:p text:style-name="P13"><text:span text:style-name="T1">A = </text:span><text:span text:style-name="tfMasqué"><text:span text:style-name="T1"><text:s text:c="18"/></text:span></text:span><text:span text:style-name="tfMasqué"><text:span text:style-name="T27">57,5</text:span></text:span></text:p>
      <text:p text:style-name="P9"/>
      <text:p text:style-name="P9">Attention : ce n’est plus vrai dès qu’il y a des divisions !</text:p>
      <text:p text:style-name="P13"><draw:frame text:anchor-type="paragraph" draw:z-index="3" draw:style-name="gr2" draw:text-style-name="P37" svg:width="2.894cm" svg:height="0.733cm" svg:x="16.106cm" svg:y="0.923cm"><draw:text-box><text:p><text:span text:style-name="T31">p42: 6, 7</text:span></text:p></draw:text-box></draw:frame></text:p>
      <text:list xml:id="list193802058570329" text:continue-numbering="true" text:style-name="tfNum_20_1_29_">
        <text:list-item>
          <text:p text:style-name="P36">Additions répétées</text:p>
        </text:list-item>
      </text:list>
      <text:p text:style-name="P22"><text:span text:style-name="T6">Rappel : </text:span><text:span text:style-name="T12">La multiplication est une « addition répétée ».</text:span></text:p>
      <text:p text:style-name="P23"><text:span text:style-name="T13">Donc 102</text:span><text:span text:style-name="T5">×</text:span><text:span text:style-name="T11">23 revient à additionner 102 fois le nombre 23 ou encore à additionner 23 fois le nombre 102.</text:span></text:p>
      <text:p text:style-name="P15"/>
      <text:p text:style-name="P14"><text:span text:style-name="T11">Conséquence</text:span>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4">A = 102<text:span text:style-name="T3">×</text:span><text:span text:style-name="T9">23</text:span></text:p>
            <text:p text:style-name="P16">A = <text:span text:style-name="T21">(100 + 2)</text:span><text:span text:style-name="T22">×</text:span><text:span text:style-name="T21">23</text:span></text:p>
            <text:p text:style-name="P16">A = <text:span text:style-name="T21">100</text:span><text:span text:style-name="T22">×</text:span><text:span text:style-name="T21">23 + 2</text:span><text:span text:style-name="T22">×</text:span><text:span text:style-name="T21">23</text:span></text:p>
            <text:p text:style-name="P16">A = <text:span text:style-name="T21">2300 + 46</text:span></text:p>
            <text:p text:style-name="P16">A = <text:span text:style-name="T21">2346</text:span></text:p>
            <text:p text:style-name="P16"/>
          </table:table-cell>
          <table:table-cell table:style-name="Tableau3.A1" office:value-type="string">
            <text:p text:style-name="P16">B = 78<text:span text:style-name="T3">×</text:span>99</text:p>
            <text:p text:style-name="P17"><text:span text:style-name="T7">B = </text:span><text:span text:style-name="T25">78</text:span><text:span text:style-name="T23">×</text:span><text:span text:style-name="T25">(100 –</text:span><text:span text:style-name="T21"> </text:span><text:span text:style-name="T25">1)</text:span></text:p>
            <text:p text:style-name="P16">B = <text:span text:style-name="T21">78</text:span><text:span text:style-name="T22">×</text:span><text:span text:style-name="T21">100 – 78</text:span></text:p>
            <text:p text:style-name="P16">B = <text:span text:style-name="T21">7800 – 78</text:span></text:p>
            <text:p text:style-name="P16">B = <text:span text:style-name="T21">7722</text:span></text:p>
          </table:table-cell>
        </table:table-row>
        <table:table-row>
          <table:table-cell table:style-name="Tableau3.A1" office:value-type="string">
            <text:p text:style-name="P18">C = 57<text:span text:style-name="T3">×</text:span>5,15 + 43<text:span text:style-name="T3">×</text:span>5,15</text:p>
            <text:p text:style-name="P18">C = <text:span text:style-name="T21">(57 + 43)</text:span><text:span text:style-name="T22">×</text:span><text:span text:style-name="T21">5,15</text:span></text:p>
            <text:p text:style-name="P19"><text:span text:style-name="T8">C = </text:span><text:span text:style-name="T26">100</text:span><text:span text:style-name="T24">×</text:span><text:span text:style-name="T26">5,15</text:span></text:p>
            <text:p text:style-name="P18">C = <text:span text:style-name="T21">515</text:span></text:p>
          </table:table-cell>
          <table:table-cell table:style-name="Tableau3.A1" office:value-type="string">
            <text:p text:style-name="P20">D = 6,2<text:span text:style-name="T3">×</text:span>41 + 41<text:span text:style-name="T3">×</text:span>3,8</text:p>
            <text:p text:style-name="P20">D = <text:span text:style-name="T21">41</text:span><text:span text:style-name="T22">×</text:span><text:span text:style-name="T21">(6,2 + 3,8)</text:span></text:p>
            <text:p text:style-name="P20">D = <text:span text:style-name="T21">41</text:span><text:span text:style-name="T22">×</text:span><text:span text:style-name="T21">10</text:span></text:p>
            <text:p text:style-name="P20">D = <text:span text:style-name="T21">410</text:span></text:p>
          </table:table-cell>
        </table:table-row>
      </table:table>
      <text:p text:style-name="P14"/>
      <text:p text:style-name="P12"><draw:frame text:anchor-type="paragraph" draw:z-index="7" draw:style-name="gr2" draw:text-style-name="P37" svg:width="2.894cm" svg:height="0.733cm" svg:x="16.106cm" svg:y="0.923cm"><draw:text-box><text:p><text:span text:style-name="T31">p47: 38</text:span></text:p></draw:text-box></draw:frame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1" svg:font-family="Open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bullet text:level="1" text:style-name="Bullet_20_Symbols" text:bullet-char="">
        <style:list-level-properties text:space-before="0.002cm" text:min-label-width="0.497cm"/>
        <style:text-properties fo:font-family="StarSymbol" style:font-charset="x-symbol"/>
      </text:list-level-style-bullet>
      <text:list-level-style-bullet text:level="2" text:style-name="Bullet_20_Symbols" text:bullet-char="">
        <style:list-level-properties text:space-before="0.503cm" text:min-label-width="0.497cm"/>
        <style:text-properties fo:font-family="StarSymbol" style:font-charset="x-symbol"/>
      </text:list-level-style-bullet>
      <text:list-level-style-bullet text:level="3" text:style-name="Bullet_20_Symbols" text:bullet-char="">
        <style:list-level-properties text:space-before="1.002cm" text:min-label-width="0.497cm"/>
        <style:text-properties fo:font-family="StarSymbol" style:font-charset="x-symbol"/>
      </text:list-level-style-bullet>
      <text:list-level-style-bullet text:level="4" text:style-name="Bullet_20_Symbols" text:bullet-char="">
        <style:list-level-properties text:space-before="1.503cm" text:min-label-width="0.497cm"/>
        <style:text-properties fo:font-family="StarSymbol" style:font-charset="x-symbol"/>
      </text:list-level-style-bullet>
      <text:list-level-style-bullet text:level="5" text:style-name="Bullet_20_Symbols" text:bullet-char="">
        <style:list-level-properties text:space-before="2.002cm" text:min-label-width="0.497cm"/>
        <style:text-properties fo:font-family="StarSymbol" style:font-charset="x-symbol"/>
      </text:list-level-style-bullet>
      <text:list-level-style-bullet text:level="6" text:style-name="Bullet_20_Symbols" text:bullet-char="">
        <style:list-level-properties text:space-before="2.503cm" text:min-label-width="0.497cm"/>
        <style:text-properties fo:font-family="StarSymbol" style:font-charset="x-symbol"/>
      </text:list-level-style-bullet>
      <text:list-level-style-bullet text:level="7" text:style-name="Bullet_20_Symbols" text:bullet-char="">
        <style:list-level-properties text:space-before="3.003cm" text:min-label-width="0.497cm"/>
        <style:text-properties fo:font-family="StarSymbol" style:font-charset="x-symbol"/>
      </text:list-level-style-bullet>
      <text:list-level-style-bullet text:level="8" text:style-name="Bullet_20_Symbols" text:bullet-char="">
        <style:list-level-properties text:space-before="3.504cm" text:min-label-width="0.497cm"/>
        <style:text-properties fo:font-family="StarSymbol" style:font-charset="x-symbol"/>
      </text:list-level-style-bullet>
      <text:list-level-style-bullet text:level="9" text:style-name="Bullet_20_Symbols" text:bullet-char="">
        <style:list-level-properties text:space-before="4.003cm" text:min-label-width="0.497cm"/>
        <style:text-properties fo:font-family="StarSymbol" style:font-charset="x-symbol"/>
      </text:list-level-style-bullet>
      <text:list-level-style-bullet text:level="10" text:style-name="Bullet_20_Symbols" text:bullet-char="">
        <style:list-level-properties text:space-before="4.504cm" text:min-label-width="0.497cm"/>
        <style:text-properties fo:font-family="StarSymbol" style:font-charset="x-symbol"/>
      </text:list-level-style-bullet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08T22:21:37.91</meta:creation-date>
    <meta:editing-duration>PT1H42M22S</meta:editing-duration>
    <meta:editing-cycles>35</meta:editing-cycles>
    <meta:generator>LibreOffice/5.3.4.2$Windows_x86 LibreOffice_project/f82d347ccc0be322489bf7da61d7e4ad13fe2ff3</meta:generator>
    <meta:initial-creator>Véronique et Thibaud FONTANET</meta:initial-creator>
    <dc:date>2017-07-26T19:38:00.733000000</dc:date>
    <meta:document-statistic meta:table-count="4" meta:image-count="0" meta:object-count="2" meta:page-count="5" meta:paragraph-count="105" meta:word-count="702" meta:character-count="3120" meta:non-whitespace-character-count="2194"/>
  </office:meta>
</office:document-meta>
</file>

<file path=Object 1/content.xml><?xml version="1.0" encoding="utf-8"?>
<math xmlns="http://www.w3.org/1998/Math/MathML" display="block">
  <semantics>
    <mfrac>
      <mrow>
        <mn>15</mn>
        <mo stretchy="false">+</mo>
        <mn>3</mn>
      </mrow>
      <mrow>
        <mn>4</mn>
        <mo stretchy="false">−</mo>
        <mn>1</mn>
      </mrow>
    </mfrac>
    <annotation encoding="StarMath 5.0">{{15}+{3}} over {{4}-{1}}</annotation>
  </semantics>
</math>
</file>

<file path=Object 2/content.xml><?xml version="1.0" encoding="utf-8"?>
<math xmlns="http://www.w3.org/1998/Math/MathML" display="block">
  <semantics>
    <mstyle color="black">
      <mfrac>
        <mn>18</mn>
        <mn>3</mn>
      </mfrac>
    </mstyle>
    <annotation encoding="StarMath 5.0">color black {18 over 3}</annotation>
  </semantics>
</math>
</file>